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pository.setInstance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getInstan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stRepository.login( Credentials credential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getIntegrat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Repository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login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pository.Tes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pository.logi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